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08cm" fo:min-width="4.58cm"/>
      <style:paragraph-properties style:writing-mode="lr-tb"/>
    </style:style>
    <style:style style:name="gr2" style:family="graphic" style:parent-style-name="objectwithoutfill">
      <style:graphic-properties draw:marker-end="Arrowheads_20_2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607cm" fo:min-width="5.533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385cm" fo:min-width="2.99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973cm" fo:min-width="3.945cm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972cm" fo:min-width="6.168cm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2.607cm" fo:min-width="6.167cm"/>
      <style:paragraph-properties style:writing-mode="lr-tb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02cm" fo:min-width="2.675cm"/>
      <style:paragraph-properties style:writing-mode="lr-tb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385cm" fo:min-width="2.263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338cm" fo:min-width="5.533cm"/>
      <style:paragraph-properties style:writing-mode="lr-tb"/>
    </style:style>
    <style:style style:name="gr15" style:family="graphic" style:parent-style-name="objectwithoutfill">
      <style:graphic-properties draw:marker-end="Arrowheads_20_7" draw:marker-end-width="0.3cm" draw:fill="none" draw:textarea-vertical-align="middle"/>
    </style:style>
    <style:style style:name="gr16" style:family="graphic" style:parent-style-name="objectwithoutfill">
      <style:graphic-properties draw:marker-end="Arrowheads_20_8" draw:marker-end-width="0.3cm" draw:fill="none" draw:textarea-vertical-align="middle"/>
    </style:style>
    <style:style style:name="gr17" style:family="graphic" style:parent-style-name="objectwithoutfill">
      <style:graphic-properties draw:marker-end="Arrowheads_20_9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08cm" svg:height="2.858cm" svg:x="1.952cm" svg:y="1.952cm">
          <text:p text:style-name="P1">Main Form Submission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7.032cm" svg:y1="3.381cm" svg:x2="14.557cm" svg:y2="3.38cm" draw:start-shape="id1" draw:start-glue-point="1" draw:end-shape="id2" draw:end-glue-point="3" svg:d="M7032 3381l7525-1" svg:viewBox="0 0 7526 2">
          <text:p/>
        </draw:connector>
        <draw:custom-shape draw:style-name="gr3" draw:text-style-name="P3" xml:id="id2" draw:id="id2" draw:layer="layout" svg:width="6.033cm" svg:height="2.857cm" svg:x="14.557cm" svg:y="1.952cm">
          <text:p text:style-name="P3">Status Pag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493cm" svg:height="0.635cm" svg:x="8.302cm" svg:y="2.587cm">
          <text:p text:style-name="P3"><text:span text:style-name="T1">Creat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3" draw:id="id3" draw:layer="layout" svg:width="4.445cm" svg:height="2.223cm" svg:x="2.27cm" svg:y="7.667cm">
          <text:p text:style-name="P3"><text:span text:style-name="T2">Confirmation of receipt to application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4.492cm" svg:y1="4.81cm" svg:x2="4.492cm" svg:y2="7.667cm" draw:start-shape="id1" draw:start-glue-point="2" draw:end-shape="id3" draw:end-glue-point="0" svg:d="M4492 4810v2857" svg:viewBox="0 0 1 2858">
          <text:p/>
        </draw:connector>
        <draw:custom-shape draw:style-name="gr7" draw:text-style-name="P3" xml:id="id4" draw:id="id4" draw:layer="layout" svg:width="6.668cm" svg:height="2.222cm" svg:x="7.985cm" svg:y="5.762cm">
          <text:p text:style-name="P3">Notification to DEC Chair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4.492cm" svg:y1="4.81cm" svg:x2="7.985cm" svg:y2="6.873cm" draw:start-shape="id1" draw:start-glue-point="2" draw:end-shape="id4" svg:d="M4492 4810l3493 2063" svg:viewBox="0 0 3494 2064">
          <text:p/>
        </draw:connector>
        <draw:custom-shape draw:style-name="gr9" draw:text-style-name="P3" xml:id="id5" draw:id="id5" draw:layer="layout" svg:width="6.667cm" svg:height="2.857cm" svg:x="7.985cm" svg:y="11.16cm">
          <text:p text:style-name="P3"><text:span text:style-name="T2">Feedback Form</text:span></text:p>
          <text:list text:style-name="L1">
            <text:list-item>
              <text:p text:style-name="P3"><text:span text:style-name="T1">Decline</text:span></text:p>
            </text:list-item>
            <text:list-item>
              <text:p text:style-name="P3"><text:span text:style-name="T1">Accept</text:span></text:p>
            </text:list-item>
            <text:list-item>
              <text:p text:style-name="P3"><text:span text:style-name="T1">Forwarded to UREC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type="line" svg:x1="11.319cm" svg:y1="7.984cm" svg:x2="11.318cm" svg:y2="11.16cm" draw:start-shape="id4" draw:start-glue-point="2" draw:end-shape="id5" draw:end-glue-point="0" svg:d="M11319 7984l-1 3176" svg:viewBox="0 0 2 3177">
          <text:p/>
        </draw:connector>
        <draw:custom-shape draw:style-name="gr11" draw:text-style-name="P4" draw:layer="layout" svg:width="3.175cm" svg:height="1.27cm" svg:x="11.477cm" svg:y="8.937cm">
          <text:p text:style-name="P3"><text:span text:style-name="T3">Review and Submit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draw:type="lines" draw:line-skew="2.358cm" svg:x1="14.652cm" svg:y1="12.588cm" svg:x2="17.573cm" svg:y2="4.809cm" draw:start-shape="id5" draw:start-glue-point="1" draw:end-shape="id2" draw:end-glue-point="2" svg:d="M14652 12588h2858l63-7279v-500" svg:viewBox="0 0 2922 7780">
          <text:p/>
        </draw:connector>
        <draw:custom-shape draw:style-name="gr13" draw:text-style-name="P4" draw:layer="layout" svg:width="2.763cm" svg:height="0.635cm" svg:x="17.604cm" svg:y="7.35cm">
          <text:p text:style-name="P3"><text:span text:style-name="T1">Update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6" draw:id="id6" draw:layer="layout" svg:width="6.033cm" svg:height="1.588cm" svg:x="8.302cm" svg:y="16.557cm">
          <text:p text:style-name="P3"><text:span text:style-name="T2">Request Edit</text:span></text:p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type="line" svg:x1="11.318cm" svg:y1="14.017cm" svg:x2="11.318cm" svg:y2="16.557cm" draw:start-shape="id5" draw:start-glue-point="2" draw:end-shape="id6" draw:end-glue-point="0" svg:d="M11318 14017v2540" svg:viewBox="0 0 1 2541">
          <text:p/>
        </draw:connector>
        <draw:connector draw:style-name="gr16" draw:text-style-name="P2" draw:layer="layout" draw:type="lines" draw:line-skew="2.675cm" svg:x1="14.335cm" svg:y1="17.351cm" svg:x2="17.521cm" svg:y2="12.617cm" draw:start-shape="id6" draw:start-glue-point="1" svg:d="M14335 17351h3175l11-4734" svg:viewBox="0 0 3187 4735">
          <text:p/>
        </draw:connector>
        <draw:custom-shape draw:style-name="gr4" draw:text-style-name="P4" draw:layer="layout" svg:width="3.493cm" svg:height="0.635cm" svg:x="11.477cm" svg:y="14.97cm">
          <text:p text:style-name="P3"><text:span text:style-name="T1">Yes</text:span></text:p>
          <draw:enhanced-geometry svg:viewBox="0 0 21600 21600" draw:type="rectangle" draw:enhanced-path="M 0 0 L 21600 0 21600 21600 0 21600 0 0 Z N"/>
        </draw:custom-shape>
        <draw:connector draw:style-name="gr17" draw:text-style-name="P2" draw:layer="layout" draw:type="lines" draw:line-skew="-6.483cm" svg:x1="8.302cm" svg:y1="17.351cm" svg:x2="1.952cm" svg:y2="3.381cm" draw:start-shape="id6" draw:start-glue-point="3" draw:end-shape="id1" draw:end-glue-point="3" svg:d="M8302 17351h-6985l134-13970h501" svg:viewBox="0 0 6986 1397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30T17:03:14.715209106</meta:creation-date>
    <dc:date>2021-09-30T18:36:42.015488821</dc:date>
    <meta:editing-duration>PT47M54S</meta:editing-duration>
    <meta:editing-cycles>5</meta:editing-cycles>
    <meta:generator>LibreOffice/7.1.5.2$Linux_X86_64 LibreOffice_project/10$Build-2</meta:generator>
    <meta:document-statistic meta:object-count="18"/>
  </office:meta>
</office:document-meta>
</file>